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ed1c24" draw:textarea-horizontal-align="justify" draw:textarea-vertical-align="middle" draw:auto-grow-height="false" fo:min-height="0.021cm" fo:min-width="0cm"/>
    </style:style>
    <style:style style:name="gr3" style:family="graphic" style:parent-style-name="standard">
      <style:graphic-properties draw:fill-color="#0066b3" draw:textarea-horizontal-align="justify" draw:textarea-vertical-align="middle" draw:auto-grow-height="false" fo:min-height="0.021cm" fo:min-width="0cm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ed1c24" draw:textarea-horizontal-align="center" draw:textarea-vertical-align="middle" draw:auto-grow-height="false" draw:fit-to-size="false" style:shrink-to-fit="false" fo:min-height="3.65cm" fo:min-width="8.175cm" fo:padding-top="0.13cm" fo:padding-bottom="0.13cm" fo:padding-left="0.25cm" fo:padding-right="0.25cm" fo:wrap-option="wrap" draw:shadow="visible" draw:shadow-offset-x="0.3cm" draw:shadow-offset-y="0.3cm" draw:shadow-color="#808080" draw:shadow-opacity="100%"/>
    </style:style>
    <style:style style:name="gr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66b3" draw:textarea-horizontal-align="center" draw:textarea-vertical-align="middle" draw:auto-grow-height="false" draw:fit-to-size="false" style:shrink-to-fit="false" fo:min-height="5.483cm" fo:min-width="14.828cm" fo:padding-top="0.13cm" fo:padding-bottom="0.13cm" fo:padding-left="0.25cm" fo:padding-right="0.25cm" fo:wrap-option="wrap" draw:shadow="visible" draw:shadow-offset-x="0.3cm" draw:shadow-offset-y="0.3cm" draw:shadow-color="#808080" draw:shadow-opacity="10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d1c24"/>
      <style:paragraph-properties fo:text-align="center"/>
    </style:style>
    <style:style style:name="P3" style:family="paragraph">
      <loext:graphic-properties draw:fill-color="#0066b3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" style:family="paragraph">
      <loext:graphic-properties draw:fill="solid" draw:fill-color="#ed1c24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0066b3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16cm" svg:y1="3.4cm" svg:x2="5.755cm" svg:y2="4.797cm">
          <text:p/>
        </draw:line>
        <draw:line draw:style-name="gr1" draw:text-style-name="P1" draw:layer="layout" svg:x1="9.055cm" svg:y1="3.401cm" svg:x2="12.46cm" svg:y2="4.798cm">
          <text:p/>
        </draw:line>
        <draw:line draw:style-name="gr1" draw:text-style-name="P1" draw:layer="layout" svg:x1="5.782cm" svg:y1="4.8cm" svg:x2="4.208cm" svg:y2="6.197cm">
          <text:p/>
        </draw:line>
        <draw:line draw:style-name="gr1" draw:text-style-name="P1" draw:layer="layout" svg:x1="5.733cm" svg:y1="4.801cm" svg:x2="7.307cm" svg:y2="6.198cm">
          <text:p/>
        </draw:line>
        <draw:line draw:style-name="gr1" draw:text-style-name="P1" draw:layer="layout" svg:x1="12.483cm" svg:y1="4.8cm" svg:x2="10.909cm" svg:y2="6.197cm">
          <text:p/>
        </draw:line>
        <draw:line draw:style-name="gr1" draw:text-style-name="P1" draw:layer="layout" svg:x1="12.434cm" svg:y1="4.801cm" svg:x2="14.008cm" svg:y2="6.198cm">
          <text:p/>
        </draw:line>
        <draw:line draw:style-name="gr1" draw:text-style-name="P1" draw:layer="layout" svg:x1="4.268cm" svg:y1="6.2cm" svg:x2="3.41cm" svg:y2="7.597cm">
          <text:p/>
        </draw:line>
        <draw:line draw:style-name="gr1" draw:text-style-name="P1" draw:layer="layout" svg:x1="4.241cm" svg:y1="6.201cm" svg:x2="5.099cm" svg:y2="7.598cm">
          <text:p/>
        </draw:line>
        <draw:line draw:style-name="gr1" draw:text-style-name="P1" draw:layer="layout" svg:x1="7.269cm" svg:y1="6.2cm" svg:x2="6.411cm" svg:y2="7.597cm">
          <text:p/>
        </draw:line>
        <draw:line draw:style-name="gr1" draw:text-style-name="P1" draw:layer="layout" svg:x1="7.242cm" svg:y1="6.201cm" svg:x2="8.1cm" svg:y2="7.598cm">
          <text:p/>
        </draw:line>
        <draw:line draw:style-name="gr1" draw:text-style-name="P1" draw:layer="layout" svg:x1="10.97cm" svg:y1="6.2cm" svg:x2="10.112cm" svg:y2="7.597cm">
          <text:p/>
        </draw:line>
        <draw:line draw:style-name="gr1" draw:text-style-name="P1" draw:layer="layout" svg:x1="10.943cm" svg:y1="6.201cm" svg:x2="11.801cm" svg:y2="7.598cm">
          <text:p/>
        </draw:line>
        <draw:line draw:style-name="gr1" draw:text-style-name="P1" draw:layer="layout" svg:x1="13.971cm" svg:y1="6.2cm" svg:x2="13.113cm" svg:y2="7.597cm">
          <text:p/>
        </draw:line>
        <draw:line draw:style-name="gr1" draw:text-style-name="P1" draw:layer="layout" svg:x1="13.944cm" svg:y1="6.201cm" svg:x2="14.802cm" svg:y2="7.598cm">
          <text:p/>
        </draw:line>
        <draw:line draw:style-name="gr1" draw:text-style-name="P1" draw:layer="layout" svg:x1="3.485cm" svg:y1="7.6cm" svg:x2="3.111cm" svg:y2="8.997cm">
          <text:p/>
        </draw:line>
        <draw:line draw:style-name="gr1" draw:text-style-name="P1" draw:layer="layout" svg:x1="3.474cm" svg:y1="7.601cm" svg:x2="3.848cm" svg:y2="8.998cm">
          <text:p/>
        </draw:line>
        <draw:line draw:style-name="gr1" draw:text-style-name="P1" draw:layer="layout" svg:x1="5.086cm" svg:y1="7.6cm" svg:x2="4.712cm" svg:y2="8.997cm">
          <text:p/>
        </draw:line>
        <draw:line draw:style-name="gr1" draw:text-style-name="P1" draw:layer="layout" svg:x1="5.075cm" svg:y1="7.601cm" svg:x2="5.449cm" svg:y2="8.998cm">
          <text:p/>
        </draw:line>
        <draw:line draw:style-name="gr1" draw:text-style-name="P1" draw:layer="layout" svg:x1="8.088cm" svg:y1="7.6cm" svg:x2="7.714cm" svg:y2="8.997cm">
          <text:p/>
        </draw:line>
        <draw:line draw:style-name="gr1" draw:text-style-name="P1" draw:layer="layout" svg:x1="8.077cm" svg:y1="7.601cm" svg:x2="8.451cm" svg:y2="8.998cm">
          <text:p/>
        </draw:line>
        <draw:line draw:style-name="gr1" draw:text-style-name="P1" draw:layer="layout" svg:x1="10.189cm" svg:y1="7.6cm" svg:x2="9.815cm" svg:y2="8.997cm">
          <text:p/>
        </draw:line>
        <draw:line draw:style-name="gr1" draw:text-style-name="P1" draw:layer="layout" svg:x1="10.178cm" svg:y1="7.601cm" svg:x2="10.552cm" svg:y2="8.998cm">
          <text:p/>
        </draw:line>
        <draw:line draw:style-name="gr1" draw:text-style-name="P1" draw:layer="layout" svg:x1="11.79cm" svg:y1="7.6cm" svg:x2="11.416cm" svg:y2="8.997cm">
          <text:p/>
        </draw:line>
        <draw:line draw:style-name="gr1" draw:text-style-name="P1" draw:layer="layout" svg:x1="11.779cm" svg:y1="7.601cm" svg:x2="12.153cm" svg:y2="8.998cm">
          <text:p/>
        </draw:line>
        <draw:line draw:style-name="gr1" draw:text-style-name="P1" draw:layer="layout" svg:x1="13.191cm" svg:y1="7.6cm" svg:x2="12.817cm" svg:y2="8.997cm">
          <text:p/>
        </draw:line>
        <draw:line draw:style-name="gr1" draw:text-style-name="P1" draw:layer="layout" svg:x1="13.18cm" svg:y1="7.601cm" svg:x2="13.554cm" svg:y2="8.998cm">
          <text:p/>
        </draw:line>
        <draw:line draw:style-name="gr1" draw:text-style-name="P1" draw:layer="layout" svg:x1="22.46cm" svg:y1="3.4cm" svg:x2="19.055cm" svg:y2="4.797cm">
          <text:p/>
        </draw:line>
        <draw:line draw:style-name="gr1" draw:text-style-name="P1" draw:layer="layout" svg:x1="22.355cm" svg:y1="3.401cm" svg:x2="25.76cm" svg:y2="4.798cm">
          <text:p/>
        </draw:line>
        <draw:line draw:style-name="gr1" draw:text-style-name="P1" draw:layer="layout" svg:x1="19.082cm" svg:y1="4.8cm" svg:x2="17.508cm" svg:y2="6.197cm">
          <text:p/>
        </draw:line>
        <draw:line draw:style-name="gr1" draw:text-style-name="P1" draw:layer="layout" svg:x1="19.033cm" svg:y1="4.801cm" svg:x2="20.607cm" svg:y2="6.198cm">
          <text:p/>
        </draw:line>
        <draw:line draw:style-name="gr1" draw:text-style-name="P1" draw:layer="layout" svg:x1="25.783cm" svg:y1="4.8cm" svg:x2="24.209cm" svg:y2="6.197cm">
          <text:p/>
        </draw:line>
        <draw:line draw:style-name="gr1" draw:text-style-name="P1" draw:layer="layout" svg:x1="25.734cm" svg:y1="4.801cm" svg:x2="27.308cm" svg:y2="6.198cm">
          <text:p/>
        </draw:line>
        <draw:line draw:style-name="gr1" draw:text-style-name="P1" draw:layer="layout" svg:x1="17.568cm" svg:y1="6.2cm" svg:x2="16.71cm" svg:y2="7.597cm">
          <text:p/>
        </draw:line>
        <draw:line draw:style-name="gr1" draw:text-style-name="P1" draw:layer="layout" svg:x1="17.541cm" svg:y1="6.201cm" svg:x2="18.399cm" svg:y2="7.598cm">
          <text:p/>
        </draw:line>
        <draw:line draw:style-name="gr1" draw:text-style-name="P1" draw:layer="layout" svg:x1="20.569cm" svg:y1="6.2cm" svg:x2="19.711cm" svg:y2="7.597cm">
          <text:p/>
        </draw:line>
        <draw:line draw:style-name="gr1" draw:text-style-name="P1" draw:layer="layout" svg:x1="20.542cm" svg:y1="6.201cm" svg:x2="21.4cm" svg:y2="7.598cm">
          <text:p/>
        </draw:line>
        <draw:line draw:style-name="gr1" draw:text-style-name="P1" draw:layer="layout" svg:x1="24.27cm" svg:y1="6.2cm" svg:x2="23.412cm" svg:y2="7.597cm">
          <text:p/>
        </draw:line>
        <draw:line draw:style-name="gr1" draw:text-style-name="P1" draw:layer="layout" svg:x1="24.243cm" svg:y1="6.201cm" svg:x2="25.101cm" svg:y2="7.598cm">
          <text:p/>
        </draw:line>
        <draw:line draw:style-name="gr1" draw:text-style-name="P1" draw:layer="layout" svg:x1="27.271cm" svg:y1="6.2cm" svg:x2="26.413cm" svg:y2="7.597cm">
          <text:p/>
        </draw:line>
        <draw:line draw:style-name="gr1" draw:text-style-name="P1" draw:layer="layout" svg:x1="27.244cm" svg:y1="6.201cm" svg:x2="28.102cm" svg:y2="7.598cm">
          <text:p/>
        </draw:line>
        <draw:line draw:style-name="gr1" draw:text-style-name="P1" draw:layer="layout" svg:x1="16.785cm" svg:y1="7.6cm" svg:x2="16.411cm" svg:y2="8.997cm">
          <text:p/>
        </draw:line>
        <draw:line draw:style-name="gr1" draw:text-style-name="P1" draw:layer="layout" svg:x1="16.774cm" svg:y1="7.601cm" svg:x2="17.148cm" svg:y2="8.998cm">
          <text:p/>
        </draw:line>
        <draw:line draw:style-name="gr1" draw:text-style-name="P1" draw:layer="layout" svg:x1="19.787cm" svg:y1="7.6cm" svg:x2="19.413cm" svg:y2="8.997cm">
          <text:p/>
        </draw:line>
        <draw:line draw:style-name="gr1" draw:text-style-name="P1" draw:layer="layout" svg:x1="19.776cm" svg:y1="7.601cm" svg:x2="20.15cm" svg:y2="8.998cm">
          <text:p/>
        </draw:line>
        <draw:line draw:style-name="gr1" draw:text-style-name="P1" draw:layer="layout" svg:x1="21.388cm" svg:y1="7.6cm" svg:x2="21.014cm" svg:y2="8.997cm">
          <text:p/>
        </draw:line>
        <draw:line draw:style-name="gr1" draw:text-style-name="P1" draw:layer="layout" svg:x1="21.377cm" svg:y1="7.601cm" svg:x2="21.751cm" svg:y2="8.998cm">
          <text:p/>
        </draw:line>
        <draw:line draw:style-name="gr1" draw:text-style-name="P1" draw:layer="layout" svg:x1="25.09cm" svg:y1="7.6cm" svg:x2="24.716cm" svg:y2="8.997cm">
          <text:p/>
        </draw:line>
        <draw:line draw:style-name="gr1" draw:text-style-name="P1" draw:layer="layout" svg:x1="25.079cm" svg:y1="7.601cm" svg:x2="25.453cm" svg:y2="8.998cm">
          <text:p/>
        </draw:line>
        <draw:line draw:style-name="gr1" draw:text-style-name="P1" draw:layer="layout" svg:x1="26.491cm" svg:y1="7.6cm" svg:x2="26.117cm" svg:y2="8.997cm">
          <text:p/>
        </draw:line>
        <draw:line draw:style-name="gr1" draw:text-style-name="P1" draw:layer="layout" svg:x1="26.48cm" svg:y1="7.601cm" svg:x2="26.854cm" svg:y2="8.998cm">
          <text:p/>
        </draw:line>
        <draw:line draw:style-name="gr1" draw:text-style-name="P1" draw:layer="layout" svg:x1="28.092cm" svg:y1="7.6cm" svg:x2="27.718cm" svg:y2="8.997cm">
          <text:p/>
        </draw:line>
        <draw:line draw:style-name="gr1" draw:text-style-name="P1" draw:layer="layout" svg:x1="28.081cm" svg:y1="7.601cm" svg:x2="28.455cm" svg:y2="8.998cm">
          <text:p/>
        </draw:line>
        <draw:line draw:style-name="gr1" draw:text-style-name="P1" draw:layer="layout" svg:x1="9.139cm" svg:y1="3.437cm" svg:x2="15.77cm" svg:y2="2.448cm">
          <text:p/>
        </draw:line>
        <draw:line draw:style-name="gr1" draw:text-style-name="P1" draw:layer="layout" svg:x1="22.47cm" svg:y1="3.438cm" svg:x2="15.839cm" svg:y2="2.449cm">
          <text:p/>
        </draw:line>
        <draw:line draw:style-name="gr1" draw:text-style-name="P1" draw:layer="layout" svg:x1="3.084cm" svg:y1="9cm" svg:x2="2.912cm" svg:y2="10.397cm">
          <text:p/>
        </draw:line>
        <draw:line draw:style-name="gr1" draw:text-style-name="P1" draw:layer="layout" svg:x1="3.079cm" svg:y1="9.001cm" svg:x2="3.251cm" svg:y2="10.398cm">
          <text:p/>
        </draw:line>
        <draw:line draw:style-name="gr1" draw:text-style-name="P1" draw:layer="layout" svg:x1="5.485cm" svg:y1="9cm" svg:x2="5.313cm" svg:y2="10.397cm">
          <text:p/>
        </draw:line>
        <draw:line draw:style-name="gr1" draw:text-style-name="P1" draw:layer="layout" svg:x1="5.48cm" svg:y1="9.001cm" svg:x2="5.652cm" svg:y2="10.398cm">
          <text:p/>
        </draw:line>
        <draw:line draw:style-name="gr1" draw:text-style-name="P1" draw:layer="layout" svg:x1="11.385cm" svg:y1="9cm" svg:x2="11.213cm" svg:y2="10.397cm">
          <text:p/>
        </draw:line>
        <draw:line draw:style-name="gr1" draw:text-style-name="P1" draw:layer="layout" svg:x1="11.38cm" svg:y1="9.001cm" svg:x2="11.552cm" svg:y2="10.398cm">
          <text:p/>
        </draw:line>
        <draw:line draw:style-name="gr1" draw:text-style-name="P1" draw:layer="layout" svg:x1="12.786cm" svg:y1="9cm" svg:x2="12.614cm" svg:y2="10.397cm">
          <text:p/>
        </draw:line>
        <draw:line draw:style-name="gr1" draw:text-style-name="P1" draw:layer="layout" svg:x1="12.781cm" svg:y1="9.001cm" svg:x2="12.953cm" svg:y2="10.398cm">
          <text:p/>
        </draw:line>
        <draw:line draw:style-name="gr1" draw:text-style-name="P1" draw:layer="layout" svg:x1="20.987cm" svg:y1="9cm" svg:x2="20.815cm" svg:y2="10.397cm">
          <text:p/>
        </draw:line>
        <draw:line draw:style-name="gr1" draw:text-style-name="P1" draw:layer="layout" svg:x1="20.982cm" svg:y1="9.001cm" svg:x2="21.154cm" svg:y2="10.398cm">
          <text:p/>
        </draw:line>
        <draw:line draw:style-name="gr1" draw:text-style-name="P1" draw:layer="layout" svg:x1="26.088cm" svg:y1="9cm" svg:x2="25.916cm" svg:y2="10.397cm">
          <text:p/>
        </draw:line>
        <draw:line draw:style-name="gr1" draw:text-style-name="P1" draw:layer="layout" svg:x1="26.083cm" svg:y1="9.001cm" svg:x2="26.255cm" svg:y2="10.398cm">
          <text:p/>
        </draw:line>
        <draw:custom-shape draw:style-name="gr2" draw:text-style-name="P2" draw:layer="layout" svg:width="0.381cm" svg:height="0.381cm" svg:x="15.597cm" svg:y="2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897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5.497cm" svg:y="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4.097cm" svg:y="6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3.297cm" svg:y="7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2.897cm" svg:y="8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2.597cm" svg:y="10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3.097cm" svg:y="10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3.697cm" svg:y="9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4.897cm" svg:y="7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7.097cm" svg:y="6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12.297cm" svg:y="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22.097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8.674cm" svg:height="3.909cm" draw:transform="rotate (0.728151363932034) translate (0.897cm 6.466cm)">
          <text:p text:style-name="P4"><text:span text:style-name="T1">Függvényvonal</text:span></text:p>
          <draw:enhanced-geometry svg:viewBox="0 0 21600 21600" draw:text-areas="0 0 21600 21600" draw:text-path="true" draw:text-path-mode="shape" draw:text-path-scale="path" draw:text-path-same-letter-heights="false" draw:type="fontwork-arch-up-curve" draw:modifiers="180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5" draw:text-style-name="P6" draw:layer="layout" svg:width="15.327cm" svg:height="5.743cm" draw:transform="skewX (-4.23116730781016E-017) rotate (0.267384441405531) translate (5.045cm 13.862cm)">
          <text:p text:style-name="P4"><text:span text:style-name="T1">Argumentu</text:span><text:span text:style-name="T1">mvonal</text:span></text:p>
          <draw:enhanced-geometry svg:viewBox="0 0 21600 21600" draw:text-areas="0 0 21600 21600" draw:text-path="true" draw:text-path-mode="shape" draw:text-path-scale="path" draw:text-path-same-letter-heights="false" draw:type="fontwork-arch-up-curve" draw:modifiers="180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20T10:47:20.014846464</meta:creation-date>
    <meta:generator>LibreOffice/6.0.7.3$Linux_X86_64 LibreOffice_project/00m0$Build-3</meta:generator>
    <dc:date>2022-01-20T11:45:50.112135945</dc:date>
    <meta:editing-duration>PT6M59S</meta:editing-duration>
    <meta:editing-cycles>2</meta:editing-cycles>
    <meta:document-statistic meta:object-count="81"/>
  </office:meta>
</office:document-meta>
</file>